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7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</style:style>
    <style:style style:name="ce9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number-columns-repeated="15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/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87" calcext:value-type="float">
            <text:p>87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style-name="Default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ce8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6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style-name="Default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Default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style-name="ce6"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style-name="Default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86" calcext:value-type="float">
            <text:p>86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style-name="ce6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37" calcext:value-type="float">
            <text:p>37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92" calcext:value-type="float">
            <text:p>92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6" office:value-type="float" office:value="76" calcext:value-type="float">
            <text:p>76</text:p>
          </table:table-cell>
          <table:table-cell table:style-name="ce5"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style-name="ce6"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table:style-name="Default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8" calcext:value-type="float">
            <text:p>78</text:p>
          </table:table-cell>
          <table:table-cell table:style-name="ce3" office:value-type="float" office:value="78" calcext:value-type="float">
            <text:p>7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3" calcext:value-type="float">
            <text:p>73</text:p>
          </table:table-cell>
          <table:table-cell table:style-name="ce5"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style-name="Default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6" calcext:value-type="float">
            <text:p>56</text:p>
          </table:table-cell>
          <table:table-cell table:style-name="ce9" office:value-type="float" office:value="44" calcext:value-type="float">
            <text:p>4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3:56:24.527972800</meta:creation-date>
    <dc:date>2025-11-06T13:57:23.723447100</dc:date>
    <meta:editing-duration>PT59S</meta:editing-duration>
    <meta:editing-cycles>1</meta:editing-cycles>
    <meta:document-statistic meta:table-count="1" meta:cell-count="400" meta:object-count="0"/>
    <meta:generator>LibreOffice/25.8.0.4$Windows_X86_64 LibreOffice_project/48f00303701489684e67c38c28aff00cd5929e67</meta:generator>
  </office:meta>
</office:document-meta>
</file>